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StarSymbol1" svg:font-family="StarSymbol"/>
    <style:font-face style:name="Tahoma1" svg:font-family="Tahoma"/>
    <style:font-face style:name="Berylium1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4" style:family="table">
      <style:table-properties style:width="16.813cm" fo:margin-left="0cm" fo:margin-right="0.185cm" table:align="margins" style:may-break-between-rows="false"/>
    </style:style>
    <style:style style:name="Táblázat4.A" style:family="table-column">
      <style:table-column-properties style:column-width="2.115cm" style:rel-column-width="8246*"/>
    </style:style>
    <style:style style:name="Táblázat4.B" style:family="table-column">
      <style:table-column-properties style:column-width="4.695cm" style:rel-column-width="18302*"/>
    </style:style>
    <style:style style:name="Táblázat4.C" style:family="table-column">
      <style:table-column-properties style:column-width="10.003cm" style:rel-column-width="38987*"/>
    </style:style>
    <style:style style:name="Táblázat4.1" style:family="table-row">
      <style:table-row-properties style:min-row-height="0.649cm"/>
    </style:style>
    <style:style style:name="Táblázat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4.C1" style:family="table-cell">
      <style:table-cell-properties style:vertical-align="middle" fo:padding="0.097cm" fo:border="0.002cm solid #000000"/>
    </style:style>
    <style:style style:name="Táblázat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4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4.B3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4.C7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5" style:family="table">
      <style:table-properties style:width="15.323cm" table:align="left" style:may-break-between-rows="false"/>
    </style:style>
    <style:style style:name="Táblázat5.A" style:family="table-column">
      <style:table-column-properties style:column-width="4.595cm"/>
    </style:style>
    <style:style style:name="Táblázat5.B" style:family="table-column">
      <style:table-column-properties style:column-width="1.831cm"/>
    </style:style>
    <style:style style:name="Táblázat5.C" style:family="table-column">
      <style:table-column-properties style:column-width="0.24cm"/>
    </style:style>
    <style:style style:name="Táblázat5.D" style:family="table-column">
      <style:table-column-properties style:column-width="4.209cm"/>
    </style:style>
    <style:style style:name="Táblázat5.E" style:family="table-column">
      <style:table-column-properties style:column-width="1.976cm"/>
    </style:style>
    <style:style style:name="Táblázat5.F" style:family="table-column">
      <style:table-column-properties style:column-width="2.473cm"/>
    </style:style>
    <style:style style:name="Táblázat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5.B1" style:family="table-cell">
      <style:table-cell-properties style:vertical-align="middle" fo:padding="0.097cm" fo:border="0.002cm solid #000000"/>
    </style:style>
    <style:style style:name="Táblázat5.C1" style:family="table-cell">
      <style:table-cell-properties fo:padding="0.097cm" fo:border="none"/>
    </style:style>
    <style:style style:name="Táblázat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15.323cm" table:align="left" style:may-break-between-rows="false"/>
    </style:style>
    <style:style style:name="Táblázat6.A" style:family="table-column">
      <style:table-column-properties style:column-width="3.369cm"/>
    </style:style>
    <style:style style:name="Táblázat6.B" style:family="table-column">
      <style:table-column-properties style:column-width="1.97cm"/>
    </style:style>
    <style:style style:name="Táblázat6.C" style:family="table-column">
      <style:table-column-properties style:column-width="1.974cm"/>
    </style:style>
    <style:style style:name="Táblázat6.D" style:family="table-column">
      <style:table-column-properties style:column-width="0.314cm"/>
    </style:style>
    <style:style style:name="Táblázat6.E" style:family="table-column">
      <style:table-column-properties style:column-width="3.679cm"/>
    </style:style>
    <style:style style:name="Táblázat6.F" style:family="table-column">
      <style:table-column-properties style:column-width="2.007cm"/>
    </style:style>
    <style:style style:name="Táblázat6.G" style:family="table-column">
      <style:table-column-properties style:column-width="2.009cm"/>
    </style:style>
    <style:style style:name="Táblázat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6.C1" style:family="table-cell">
      <style:table-cell-properties fo:padding="0.097cm" fo:border="0.002cm solid #000000"/>
    </style:style>
    <style:style style:name="Táblázat6.D1" style:family="table-cell">
      <style:table-cell-properties style:vertical-align="middle" fo:padding="0.097cm" fo:border="none"/>
    </style:style>
    <style:style style:name="Táblázat6.F1" style:family="table-cell">
      <style:table-cell-properties style:vertical-align="middle" fo:padding="0.097cm" fo:border="0.002cm solid #000000"/>
    </style:style>
    <style:style style:name="Táblázat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6.D5" style:family="table-cell">
      <style:table-cell-properties fo:padding="0.097cm" fo:border="none"/>
    </style:style>
    <style:style style:name="Táblázat6.E5" style:family="table-cell">
      <style:table-cell-properties fo:padding="0.097cm" fo:border-left="0.002cm solid #000000" fo:border-right="none" fo:border-top="none" fo:border-bottom="0.002cm solid #000000"/>
    </style:style>
    <style:style style:name="Táblázat7" style:family="table">
      <style:table-properties style:width="15.323cm" table:align="left" style:may-break-between-rows="false"/>
    </style:style>
    <style:style style:name="Táblázat7.A" style:family="table-column">
      <style:table-column-properties style:column-width="3.369cm"/>
    </style:style>
    <style:style style:name="Táblázat7.B" style:family="table-column">
      <style:table-column-properties style:column-width="1.97cm"/>
    </style:style>
    <style:style style:name="Táblázat7.C" style:family="table-column">
      <style:table-column-properties style:column-width="1.974cm"/>
    </style:style>
    <style:style style:name="Táblázat7.D" style:family="table-column">
      <style:table-column-properties style:column-width="0.314cm"/>
    </style:style>
    <style:style style:name="Táblázat7.E" style:family="table-column">
      <style:table-column-properties style:column-width="3.679cm"/>
    </style:style>
    <style:style style:name="Táblázat7.F" style:family="table-column">
      <style:table-column-properties style:column-width="2.007cm"/>
    </style:style>
    <style:style style:name="Táblázat7.G" style:family="table-column">
      <style:table-column-properties style:column-width="2.009cm"/>
    </style:style>
    <style:style style:name="Táblázat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7.C1" style:family="table-cell">
      <style:table-cell-properties fo:padding="0.097cm" fo:border="0.002cm solid #000000"/>
    </style:style>
    <style:style style:name="Táblázat7.D1" style:family="table-cell">
      <style:table-cell-properties style:vertical-align="middle" fo:padding="0.097cm" fo:border="none"/>
    </style:style>
    <style:style style:name="Táblázat7.F1" style:family="table-cell">
      <style:table-cell-properties style:vertical-align="middle" fo:padding="0.097cm" fo:border="0.002cm solid #000000"/>
    </style:style>
    <style:style style:name="Táblázat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7.D5" style:family="table-cell">
      <style:table-cell-properties fo:padding="0.097cm" fo:border="none"/>
    </style:style>
    <style:style style:name="Táblázat7.E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FreeSerif3"/>
    </style:style>
    <style:style style:name="P2" style:family="paragraph" style:parent-style-name="Standard">
      <style:text-properties style:font-name="FreeSerif3" fo:font-weight="bold" style:font-weight-asian="bold" style:font-weight-complex="bold"/>
    </style:style>
    <style:style style:name="P3" style:family="paragraph" style:parent-style-name="Standard">
      <style:text-properties style:font-name="FreeSerif3"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FreeSerif3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FreeSerif3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able_20_Contents">
      <style:text-properties style:font-name="FreeSerif3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FreeSerif3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FreeSerif3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FreeSerif3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FreeSerif3" fo:font-size="10pt" fo:background-color="transparent" style:font-size-asian="10pt" style:font-size-complex="10pt"/>
    </style:style>
    <style:style style:name="P14" style:family="paragraph" style:parent-style-name="Table_20_Contents">
      <style:text-properties style:font-name="FreeSerif3" fo:font-size="10pt" fo:background-color="#ff6633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FreeSerif3" fo:font-size="10pt" fo:background-color="#ff663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reeSerif3" fo:font-size="10pt" fo:background-color="#ffff00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eeSerif3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erif3" fo:font-size="10pt" fo:background-color="#ff0000" style:font-size-asian="10pt" style:font-size-complex="10pt"/>
    </style:style>
    <style:style style:name="P19" style:family="paragraph" style:parent-style-name="Table_20_Contents">
      <style:text-properties style:font-name="FreeSerif3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FreeSerif3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fo:color="#ff0000" style:font-name="FreeSerif3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color="#ff0000" style:font-name="FreeSerif3" fo:font-size="10pt" style:font-size-asian="10pt" style:font-size-complex="10pt"/>
    </style:style>
    <style:style style:name="P23" style:family="paragraph" style:parent-style-name="Heading_20_3">
      <style:paragraph-properties fo:break-before="pag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ext_20_body">
      <style:paragraph-properties fo:break-before="page"/>
    </style:style>
    <style:style style:name="P26" style:family="paragraph" style:parent-style-name="Text_20_body">
      <style:paragraph-properties fo:text-align="justify" style:justify-single-word="false"/>
      <style:text-properties fo:font-style="italic" style:text-underline-style="none" fo:font-weight="normal" fo:background-color="#ff9966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fo:font-style="italic" fo:background-color="#ff9966" style:font-style-asian="italic" style:font-style-complex="italic"/>
    </style:style>
    <style:style style:name="P2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9" style:family="paragraph" style:parent-style-name="Text_20_body">
      <style:text-properties fo:font-style="italic" fo:background-color="#ff0000" style:font-style-asian="italic" style:font-style-complex="italic"/>
    </style:style>
    <style:style style:name="P30" style:family="paragraph" style:parent-style-name="Text_20_body">
      <style:paragraph-properties fo:text-align="justify" style:justify-single-word="false"/>
    </style:style>
    <style:style style:name="P31" style:family="paragraph" style:parent-style-name="Text_20_body">
      <style:text-properties fo:background-color="#23ff23"/>
    </style:style>
    <style:style style:name="P32" style:family="paragraph" style:parent-style-name="Text_20_body">
      <style:text-properties style:font-name="FreeSerif3"/>
    </style:style>
    <style:style style:name="P33" style:family="paragraph" style:parent-style-name="Text_20_body">
      <style:text-properties fo:background-color="#ff0000"/>
    </style:style>
    <style:style style:name="P34" style:family="paragraph" style:parent-style-name="Text_20_body">
      <style:paragraph-properties fo:text-align="justify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Text_20_body">
      <style:paragraph-properties fo:background-color="#ff0000">
        <style:background-image/>
      </style:paragraph-properties>
    </style:style>
    <style:style style:name="P38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P39" style:family="paragraph" style:parent-style-name="Text_20_body">
      <style:paragraph-properties fo:margin-left="1.251cm" fo:margin-right="0cm" fo:text-indent="0cm" style:auto-text-indent="false"/>
    </style:style>
    <style:style style:name="P40" style:family="paragraph" style:parent-style-name="Text_20_body">
      <style:paragraph-properties fo:margin-left="1.251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P41" style:family="paragraph" style:parent-style-name="Text_20_body">
      <style:paragraph-properties fo:margin-left="2.501cm" fo:margin-right="0cm" fo:text-indent="0cm" style:auto-text-indent="false"/>
    </style:style>
    <style:style style:name="P4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5" style:family="paragraph" style:parent-style-name="Text_20_body" style:list-style-name="L1">
      <style:paragraph-properties fo:text-align="justify" style:justify-single-word="false"/>
    </style:style>
    <style:style style:name="P46" style:family="paragraph" style:parent-style-name="Text_20_body" style:list-style-name="L4">
      <style:paragraph-properties fo:text-align="justify" style:justify-single-word="false"/>
    </style:style>
    <style:style style:name="P47" style:family="paragraph" style:parent-style-name="Text_20_body" style:list-style-name="L6">
      <style:paragraph-properties fo:text-align="justify" style:justify-single-word="false"/>
    </style:style>
    <style:style style:name="P48" style:family="paragraph" style:parent-style-name="Text_20_body" style:list-style-name="L7">
      <style:paragraph-properties fo:text-align="justify" style:justify-single-word="false"/>
    </style:style>
    <style:style style:name="P49" style:family="paragraph" style:parent-style-name="Text_20_body" style:list-style-name="L1">
      <style:paragraph-properties fo:text-align="justify" style:justify-single-word="false"/>
      <style:text-properties fo:font-size="10pt" fo:font-style="italic" fo:background-color="#ffffcc" style:font-size-asian="10pt" style:font-style-asian="italic" style:font-size-complex="10pt" style:font-style-complex="italic"/>
    </style:style>
    <style:style style:name="P50" style:family="paragraph" style:parent-style-name="Text_20_body" style:list-style-name="L2"/>
    <style:style style:name="P51" style:family="paragraph" style:parent-style-name="Text_20_body" style:list-style-name="L5"/>
    <style:style style:name="P52" style:family="paragraph" style:parent-style-name="Text_20_body" style:list-style-name="L11"/>
    <style:style style:name="P53" style:family="paragraph" style:parent-style-name="Text_20_body" style:list-style-name="L12"/>
    <style:style style:name="P54" style:family="paragraph" style:parent-style-name="Text_20_body" style:list-style-name="L3">
      <style:paragraph-properties fo:margin-left="0cm" fo:margin-right="0cm" fo:text-indent="0cm" style:auto-text-indent="false"/>
      <style:text-properties fo:font-size="12pt" fo:font-style="normal" fo:background-color="#ff0000" style:font-size-asian="12pt" style:font-style-asian="normal" style:font-size-complex="12pt" style:font-style-complex="normal"/>
    </style:style>
    <style:style style:name="P55" style:family="paragraph" style:parent-style-name="Text_20_body" style:list-style-name="L3">
      <style:paragraph-properties fo:margin-left="0cm" fo:margin-right="0cm" fo:text-indent="0cm" style:auto-text-indent="false"/>
      <style:text-properties fo:background-color="transparent"/>
    </style:style>
    <style:style style:name="P56" style:family="paragraph" style:parent-style-name="Text_20_body" style:list-style-name="L7">
      <style:paragraph-properties fo:margin-left="0cm" fo:margin-right="0cm" fo:text-align="justify" style:justify-single-word="false" fo:text-indent="0cm" style:auto-text-indent="false"/>
    </style:style>
    <style:style style:name="P57" style:family="paragraph" style:parent-style-name="Text_20_body" style:list-style-name="L14">
      <style:paragraph-properties fo:margin-left="0cm" fo:margin-right="0cm" fo:text-indent="0cm" style:auto-text-indent="false"/>
    </style:style>
    <style:style style:name="P58" style:family="paragraph" style:parent-style-name="Text_20_body" style:list-style-name="L13">
      <style:paragraph-properties fo:margin-left="0cm" fo:margin-right="0cm" fo:text-indent="0cm" style:auto-text-indent="false"/>
    </style:style>
    <style:style style:name="P59" style:family="paragraph" style:parent-style-name="Text_20_body" style:list-style-name="L16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60" style:family="paragraph" style:parent-style-name="Text_20_body" style:list-style-name="L1">
      <style:paragraph-properties fo:margin-left="1.251cm" fo:margin-right="0cm" fo:text-align="justify" style:justify-single-word="false" fo:text-indent="0cm" style:auto-text-indent="false"/>
      <style:text-properties fo:font-size="10pt" fo:font-style="italic" style:text-underline-style="none" fo:background-color="#ffffcc" style:font-size-asian="10pt" style:font-style-asian="italic" style:font-size-complex="10pt" style:font-style-complex="italic"/>
    </style:style>
    <style:style style:name="P61" style:family="paragraph" style:parent-style-name="Text_20_body" style:list-style-name="L1">
      <style:paragraph-properties fo:margin-left="1.251cm" fo:margin-right="0cm" fo:text-align="justify" style:justify-single-word="false" fo:text-indent="0cm" style:auto-text-indent="false"/>
    </style:style>
    <style:style style:name="P62" style:family="paragraph" style:parent-style-name="Text_20_body" style:list-style-name="L8">
      <style:paragraph-properties fo:margin-left="1.251cm" fo:margin-right="0cm" fo:text-align="justify" style:justify-single-word="false" fo:text-indent="0cm" style:auto-text-indent="false"/>
    </style:style>
    <style:style style:name="P63" style:family="paragraph" style:parent-style-name="Text_20_body" style:list-style-name="L7">
      <style:paragraph-properties fo:margin-left="1.251cm" fo:margin-right="0cm" fo:text-align="justify" style:justify-single-word="false" fo:text-indent="0cm" style:auto-text-indent="false"/>
    </style:style>
    <style:style style:name="P64" style:family="paragraph" style:parent-style-name="Text_20_body" style:list-style-name="L13">
      <style:paragraph-properties fo:margin-left="1.251cm" fo:margin-right="0cm" fo:text-indent="0cm" style:auto-text-indent="false"/>
    </style:style>
    <style:style style:name="P65" style:family="paragraph" style:parent-style-name="Text_20_body" style:list-style-name="L14">
      <style:paragraph-properties fo:margin-left="1.251cm" fo:margin-right="0cm" fo:text-indent="0cm" style:auto-text-indent="false"/>
    </style:style>
    <style:style style:name="P66" style:family="paragraph" style:parent-style-name="Text_20_body" style:list-style-name="L13">
      <style:paragraph-properties fo:margin-left="1.251cm" fo:margin-right="0cm" fo:text-indent="0cm" style:auto-text-indent="false"/>
      <style:text-properties fo:background-color="#ff0000"/>
    </style:style>
    <style:style style:name="P67" style:family="paragraph" style:parent-style-name="Text_20_body" style:list-style-name="L15">
      <style:paragraph-properties fo:margin-left="1.251cm" fo:margin-right="0cm" fo:text-indent="0cm" style:auto-text-indent="false"/>
    </style:style>
    <style:style style:name="P68" style:family="paragraph" style:parent-style-name="Text_20_body" style:list-style-name="L19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69" style:family="paragraph" style:parent-style-name="Text_20_body" style:list-style-name="L18">
      <style:paragraph-properties fo:margin-left="1.251cm" fo:margin-right="0cm" fo:text-indent="0cm" style:auto-text-indent="false"/>
    </style:style>
    <style:style style:name="P70" style:family="paragraph" style:parent-style-name="Text_20_body" style:list-style-name="L19">
      <style:paragraph-properties fo:margin-left="1.251cm" fo:margin-right="0cm" fo:text-indent="0cm" style:auto-text-indent="false"/>
    </style:style>
    <style:style style:name="P71" style:family="paragraph" style:parent-style-name="Text_20_body" style:list-style-name="L17">
      <style:paragraph-properties fo:margin-left="1.251cm" fo:margin-right="0cm" fo:text-indent="0cm" style:auto-text-indent="false" fo:background-color="transparent">
        <style:background-image/>
      </style:paragraph-properties>
    </style:style>
    <style:style style:name="P72" style:family="paragraph" style:parent-style-name="Text_20_body" style:list-style-name="L16">
      <style:paragraph-properties fo:background-color="transparent">
        <style:background-image/>
      </style:paragraph-properties>
      <style:text-properties fo:background-color="transparent"/>
    </style:style>
    <style:style style:name="P73" style:family="paragraph" style:parent-style-name="Text_20_body" style:list-style-name="L18">
      <style:paragraph-properties fo:margin-left="2.501cm" fo:margin-right="0cm" fo:text-indent="0cm" style:auto-text-indent="false"/>
    </style:style>
    <style:style style:name="P74" style:family="paragraph" style:parent-style-name="Text_20_body" style:list-style-name="L19">
      <style:paragraph-properties fo:margin-left="2.501cm" fo:margin-right="0cm" fo:text-indent="0cm" style:auto-text-indent="false"/>
    </style:style>
    <style:style style:name="P75" style:family="paragraph" style:parent-style-name="Text_20_body" style:list-style-name="L18">
      <style:paragraph-properties fo:margin-left="3.752cm" fo:margin-right="0cm" fo:text-indent="0cm" style:auto-text-indent="false"/>
    </style:style>
    <style:style style:name="P76" style:family="paragraph" style:parent-style-name="Standard" style:list-style-name="L9">
      <style:text-properties style:font-name="FreeSerif3"/>
    </style:style>
    <style:style style:name="P77" style:family="paragraph" style:parent-style-name="Standard" style:list-style-name="L15"/>
    <style:style style:name="P78" style:family="paragraph" style:parent-style-name="Standard" style:list-style-name="L9">
      <style:paragraph-properties fo:margin-left="1.251cm" fo:margin-right="0cm" fo:text-indent="0cm" style:auto-text-indent="false"/>
      <style:text-properties style:font-name="FreeSerif3"/>
    </style:style>
    <style:style style:name="P79" style:family="paragraph" style:parent-style-name="Standard" style:list-style-name="L9">
      <style:paragraph-properties fo:margin-left="0cm" fo:margin-right="0cm" fo:text-indent="0cm" style:auto-text-indent="false"/>
      <style:text-properties style:font-name="FreeSerif3"/>
    </style:style>
    <style:style style:name="P80" style:family="paragraph" style:parent-style-name="Standard" style:list-style-name="L10">
      <style:paragraph-properties fo:margin-left="0cm" fo:margin-right="0cm" fo:text-indent="0cm" style:auto-text-indent="false"/>
      <style:text-properties style:font-name="FreeSerif3" fo:font-size="12pt" style:font-size-asian="12pt" style:font-size-complex="12pt"/>
    </style:style>
    <style:style style:name="T1" style:family="text">
      <style:text-properties fo:background-color="#ffff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DejaVu Sans" style:font-name-asian="DejaVu Sans" style:font-name-complex="DejaVu Sans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background-color="#ff0000" style:font-size-asian="8pt" style:font-size-complex="8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background-color="#ffff00" style:font-style-asian="italic" style:font-style-complex="italic"/>
    </style:style>
    <style:style style:name="T11" style:family="text">
      <style:text-properties fo:font-size="11pt" fo:font-style="italic" style:font-size-asian="11pt" style:font-style-asian="italic" style:font-size-complex="11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background-color="#ff0000"/>
    </style:style>
    <style:style style:name="T14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44">Magasmágia<text:tab/>2</text:p>
          <text:p text:style-name="P43">Maximum és Felvonható manapont fogalma<text:tab/>2</text:p>
          <text:p text:style-name="P43">Mana vissza/kinyerés, manaholt területek<text:tab/>2</text:p>
          <text:p text:style-name="P42">Külső mana használata (manahálóból)<text:tab/>3</text:p>
          <text:p text:style-name="P43">Mana felvonás / fókusz<text:tab/>3</text:p>
          <text:p text:style-name="P43">Varázsló botja<text:tab/>3</text:p>
          <text:p text:style-name="P44">Mozaikmágia iskolái<text:tab/>4</text:p>
          <text:p text:style-name="P43">Kategorizálatlan ötletek, mozaikok<text:tab/>4</text:p>
          <text:p text:style-name="P43">Metamágia<text:tab/>5</text:p>
          <text:p text:style-name="P43">Elemi mágia<text:tab/>6</text:p>
          <text:p text:style-name="P42">Őselem idézése<text:tab/>6</text:p>
          <text:p text:style-name="P42">Elementál idézése<text:tab/>7</text:p>
          <text:p text:style-name="P42">Elementál űzése<text:tab/>8</text:p>
          <text:p text:style-name="P42">Őselem megkötése anyagban<text:tab/>8</text:p>
          <text:p text:style-name="P43">Természetes anyagok mágiája<text:tab/>9</text:p>
          <text:p text:style-name="P43">Asztrálmágia<text:tab/>10</text:p>
          <text:p text:style-name="P42">Asztrális mozaikok<text:tab/>10</text:p>
          <text:p text:style-name="P43">Mentálmágia<text:tab/>11</text:p>
          <text:p text:style-name="P43">Demonológia<text:tab/>12</text:p>
          <text:p text:style-name="P43">Fénymágia<text:tab/>13</text:p>
          <text:p text:style-name="P43">Csendmágia<text:tab/>14</text:p>
        </text:index-body>
      </text:table-of-content>
      <text:p text:style-name="Text_20_body"/>
      <text:p text:style-name="Text_20_body"/>
      <text:p text:style-name="P25"/>
      <text:h text:style-name="Heading_20_2" text:outline-level="2">Magasmágia</text:h>
      <text:p text:style-name="P30">Először a mágikus világkép egységesítése a cél. Ebben nagyon hasznos anyag az rpg.hu fórumán levő topik: <text:a xlink:type="simple" xlink:href="http://forum.rpg.hu/index.php?showtopic=8245">http://forum.rpg.hu/index.php?showtopic=8245</text:a></text:p>
      <text:p text:style-name="P30"/>
      <text:p text:style-name="P30">Jelenlegi elképzelés, irányelvek, ötletek:</text:p>
      <text:list text:style-name="L1">
        <text:list-item text:start-value="1">
          <text:p text:style-name="P45">Merítsünk erősen a Codex mágiaképéből, szabályaiból, mert jók! :)</text:p>
        </text:list-item>
        <text:list-item>
          <text:p text:style-name="P49">Kérdéses: a varázslás biztos tudásból menjen, vagy lehessen képzettségpróbát dobni a mágiaiskolákra (a'la Codex)</text:p>
        </text:list-item>
        <text:list-item>
          <text:p text:style-name="P45">Az Asztrál és Mentálsík mellett legyen egy Mana-sík, ahol a lények „Manateste” van (Codexben ilyen az „Erők síkja”). Aki ért a varázsláshoz, vagy fogékony, annak fejlettebb, aktív a Manateste, képes manát befogadni, sűríteni, tanulással a benne tárolt manát formázni (varázsolni). A M* varázshasználói ebből a szempontból a codexes „Belső erős” varázslóknak felelnek meg, de a varázslással nem csökken mágiaellenállásuk, mint ott.</text:p>
        </text:list-item>
        <text:list-item>
          <text:p text:style-name="P45">Alapból a varázslás a manatestben tárolt manából történik, melyet az elme erejével formáz varázslatba a mágiahasználó.</text:p>
        </text:list-item>
      </text:list>
      <text:p text:style-name="P34"/>
      <text:h text:style-name="P38" text:outline-level="3">Maximum és Felvonható manapont fogalma</text:h>
      <text:list text:style-name="L2">
        <text:list-item>
          <text:p text:style-name="P50"><text:span text:style-name="T2">Max mana</text:span>: maximum manatestbe befogadható manapont mennyiség</text:p>
        </text:list-item>
        <text:list-item>
          <text:p text:style-name="P50"><text:span text:style-name="T2">Felvonható mana</text:span>: egy varázslatba max ennyi manapontot képes egyszerre befektetni<text:line-break/>(<text:span text:style-name="T10">legyen mondjuk a manaigény fele, vagy 2/3-a</text:span>)</text:p>
        </text:list-item>
      </text:list>
      <text:p text:style-name="P40">(Így magas szinten több erős varázslatot is ellőhet.)</text:p>
      <text:list text:style-name="L3">
        <text:list-item>
          <text:p text:style-name="P54">Emiatt talán nincs is szükség a max 10MP/szint korlátra</text:p>
        </text:list-item>
        <text:list-item>
          <text:p text:style-name="P55">Spéci pszí diszciplína: +x <text:span text:style-name="T14">Ψ</text:span>p-ért +10% lehet az egyben felvonható mana</text:p>
        </text:list-item>
      </text:list>
      <text:h text:style-name="Heading_20_3" text:outline-level="3">Mana vissza/kinyerés, manaholt területek</text:h>
      <text:list text:style-name="L1">
        <text:list-item text:start-value="1">
          <text:p text:style-name="P45">A manatestbe a manakinyerési módszerekkel lehet visszagyűjteni a manát az Energiagyűjtés diszciplína segítségével.</text:p>
        </text:list-item>
        <text:list-item>
          <text:p text:style-name="P60">Kérdés: tradíciónként legyenek eltérő manakinyerési módok, vagy ez legyen egységes?</text:p>
        </text:list-item>
        <text:list-item>
          <text:p text:style-name="P45">Manaholt területen: a varázsló nem képes Manát begyűjteni a manatestbe semmilyen energiagyűjtési móddal, viszont varázsolni továbbra is tud. Esetleg kerülhetnének kicsit többe is a varázslatok, mert a holt terület a manasíkon – mint vákuum az űrben – plusz mennyiséget „szippant” a manatestből, mikor abból kiáramlik a formázandó mana. (+20% Mana Pont). A varázsló ilyenkor úgy érzi, mintha lassan szipolyoznák, ugyanaz a varázslat többet „lop” tőle, mint máskor. Esetleg percenként varázslás nélkül is elveszíthetne 1MP-ot (szivárgás), ha nem koncentrál rá folyamatosan (akkor megszűnik a szivárgás), de az hosszú távon kimerítő.</text:p>
        </text:list-item>
        <text:list-item>
          <text:p text:style-name="P61">Lehetnének lakói is a manasíknak, hasonlóan a Codexhez.</text:p>
        </text:list-item>
        <text:list-item>
          <text:p text:style-name="P45"><text:soft-page-break/>Managazdag terület: adott idő alatt több mana jön vissza az energiagyűjtési módszerekkel.</text:p>
        </text:list-item>
        <text:list-item>
          <text:p text:style-name="P61">Legyen azért limit. Legfeljebb <text:span text:style-name="T13">3x-os</text:span> (??) sebességgel térjenek vissza a Mana Pontok.</text:p>
        </text:list-item>
      </text:list>
      <text:p text:style-name="P30"/>
      <text:h text:style-name="Heading_20_4" text:outline-level="4">Külső mana használata (manahálóból)</text:h>
      <text:p text:style-name="P35">Legyen lehetőség a külső (nem manatestben tárolt) manából direktben is varázsolni. Ebben még nincs végleges megállapodás, hogy hogyan legyen. Kézenfekvő lenne a Metamágia alá betenni egy ilyen mozaikot, amit hozzá kell fűzni a varázslathoz), de az már így is baromi erős. Esetleg külön tanulandó, Metamágia alá felvehető mágikus fortély... <text:s/>(mint a tápos pszí diszciplínáknál).</text:p>
      <text:p text:style-name="P30">Mindenesetre külön mozaik, amit hozzá kell fűzni a varázslathoz. </text:p>
      <text:list text:style-name="L4">
        <text:list-item>
          <text:p text:style-name="P46">Úgy kell belőni, hogy manaigénye (ha lesz egyáltalán) ne tegye értelmetlenné a használatát.</text:p>
        </text:list-item>
        <text:list-item>
          <text:p text:style-name="P46">Manaholt területen hatástalan</text:p>
        </text:list-item>
        <text:list-item>
          <text:p text:style-name="P46"><text:span text:style-name="T2">Megduplázza</text:span> a varázslás időtartamát</text:p>
        </text:list-item>
        <text:list-item>
          <text:p text:style-name="P46">A mágiaiskolák képzettségpróbáinak célszáma <text:span text:style-name="T13">X-el</text:span> emelkedik.</text:p>
        </text:list-item>
        <text:list-item>
          <text:p text:style-name="P46">Meg kell határozni, hogy a varázslat manaigényének max mekkora részét lehessen külső forrásból fedezni</text:p>
        </text:list-item>
      </text:list>
      <text:p text:style-name="P36"/>
      <text:h text:style-name="Heading_20_3" text:outline-level="3">Mana felvonás / fókusz</text:h>
      <text:p text:style-name="P30">Lehetne olyan, hogy a varázsló „felvonja” a manát, azaz előkészíti, fókuszba húzza, már csak ki kell „lőnie”. Kvázi késlelteti az „élesedését” egy kicsit.</text:p>
      <text:p text:style-name="P30">Ez nem veszélytelen művelet, pár másodpercig (körig?) tudja csak, utána a mana elszabadul. Kevésbé rossz esetben a mana elillan, a varázsló szempontjából elvész. Rosszabb esetben... :-&gt;</text:p>
      <text:p text:style-name="P26">Csak Mozaikmágus tudja, vagy más mágia-tradíciót tanult is?</text:p>
      <text:p text:style-name="P26">Az ilyen fókuszt egy magas szintű Metamágus kívülről tudja manipulálni.. Ez is érdekes szituációkhoz vezethet :)</text:p>
      <text:p text:style-name="P26">Valamilyen próbadobás kelljen ide is persze.</text:p>
      <text:h text:style-name="Heading_20_3" text:outline-level="3">Varázsló botja</text:h>
      <text:p text:style-name="P35">TODO</text:p>
      <text:p text:style-name="Text_20_body"/>
      <text:h text:style-name="P24" text:outline-level="2">Mozaikmágia iskolái</text:h>
      <text:h text:style-name="Heading_20_3" text:outline-level="3">Kategorizálatlan ötletek, mozaikok</text:h>
      <text:list text:style-name="L5">
        <text:list-item>
          <text:p text:style-name="P51">Lehallgatás távolról</text:p>
        </text:list-item>
      </text:list>
      <text:p text:style-name="Text_20_body"/>
      <text:p text:style-name="Text_20_body"/>
      <text:h text:style-name="P23" text:outline-level="3">Metamágia</text:h>
      <text:p text:style-name="P26">Nagyon széleskörű és erős. Lehetne Átfogó nehézségű képzettség.</text:p>
      <text:p text:style-name="P27">Ez a másik nagy kérdéskör. Esetleg a tapasztalati mágiát űzőknek is legyenek külön varázslatokként hasonló varázslataik...?</text:p>
      <text:p text:style-name="P30">Mindenképpen szükség van a következő formulákra:</text:p>
      <text:list text:style-name="L6">
        <text:list-item>
          <text:p text:style-name="P47">Fürkészés, Destrukció, Leplezés, <text:span text:style-name="T1">Célpont-többszörözés</text:span> (by Noro), <text:s/>Aurarejtés/hamisítás</text:p>
        </text:list-item>
        <text:list-item>
          <text:p text:style-name="P47">Mágia megzavarása</text:p>
        </text:list-item>
        <text:list-item>
          <text:p text:style-name="P47">Saját mágia megszüntetése: bármikor, energia befektetése nélkül</text:p>
        </text:list-item>
      </text:list>
      <text:p text:style-name="P30">Ezeken kívül ilyen mozaikok merültek fel:</text:p>
      <text:list text:style-name="L7">
        <text:list-item>
          <text:p text:style-name="P48">Manaterelés/formázás (Manakontroll)</text:p>
        </text:list-item>
      </text:list>
      <text:list text:style-name="L8">
        <text:list-item>
          <text:p text:style-name="P62">Alacsonyabb szinten érzékelésre (mana áramlása), magasabb szinten a Mana áramoltatására, manipulálására lehet használni. FANTÁZIA!!</text:p>
        </text:list-item>
      </text:list>
      <text:list text:style-name="L7">
        <text:list-item text:start-value="1">
          <text:p text:style-name="P63">Ideiglenes manafókuszok létesítése (hosszabb, ceremoniális mágia inkább)</text:p>
        </text:list-item>
        <text:list-item>
          <text:p text:style-name="P63">Manaholt „buborékok” létrehozása</text:p>
        </text:list-item>
        <text:list-item>
          <text:p text:style-name="P63">Manára varázslás: ez még nagyon experimental ötlet. Ideglenesen megváltoztatná a manának, mint esszenciának tulajdonságait. Megbolonduló varázslatok, stb.</text:p>
        </text:list-item>
        <text:list-item>
          <text:p text:style-name="P56">Szipoly</text:p>
        </text:list-item>
        <text:list-item>
          <text:p text:style-name="P63">Ezzel a mozaikkal lehessen manát szipolyozni más manatestéből. Ez elég táp, szóval a nehézség szintjeit jó magasan kell kezdeni. Persze kérdéses még, hogy egyáltalán ez alá az iskola alá tartozzon-e...</text:p>
        </text:list-item>
        <text:list-item>
          <text:p text:style-name="P56">Varázslat titkosítása</text:p>
        </text:list-item>
        <text:list-item>
          <text:p text:style-name="P63">ez tudom, kicsit informatika szagú :) de jó.</text:p>
        </text:list-item>
        <text:list-item>
          <text:p text:style-name="P63">Nehezebb az ilyen mágiát destruálni. Először mindenképpen Fürkészni kell, ki kell ismerni. A „kód” lehet egy érzelem, gondolat, stb. De könnyebb intuitíven ráérezni, magából a varázslatból, mint mondjuk egy „password”-re. Inkább olyan, mint egy rejtvény megfejtése.</text:p>
        </text:list-item>
        <text:list-item>
          <text:p text:style-name="P56">Hamis leplezés</text:p>
        </text:list-item>
        <text:list-item>
          <text:p text:style-name="P63">A varázslatnak lesz egy „kamu” leplezési Erőssége. Ha azt eléri, akkor a Fürkészésre más eredményt ad kap a fürkésző. Ha a valós (magasabb) nehézséget is eléri, akkor rájön a varázslat <text:span text:style-name="T2">valódi</text:span> természetére.</text:p>
        </text:list-item>
      </text:list>
      <text:p text:style-name="P8"/>
      <text:p text:style-name="P8"/>
      <text:p text:style-name="Text_20_body"/>
      <text:p text:style-name="Text_20_body"/>
      <text:h text:style-name="P23" text:outline-level="3">Elemi mágia</text:h>
      <text:p text:style-name="P31">V1.4 (kinn van külső dokban i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 table:style-name="Táblázat4.1">
          <table:table-cell table:style-name="Táblázat4.A1" office:value-type="string">
            <text:p text:style-name="P10">Képzettség</text:p>
          </table:table-cell>
          <table:table-cell table:style-name="Táblázat4.A1" office:value-type="string">
            <text:p text:style-name="P10">Követelmény</text:p>
          </table:table-cell>
          <table:table-cell table:style-name="Táblázat4.C1" office:value-type="string">
            <text:p text:style-name="P10">Bónusz, Megjegyzés</text:p>
          </table:table-cell>
        </table:table-row>
        <table:table-row>
          <table:table-cell table:style-name="Táblázat4.A2" office:value-type="string">
            <text:p text:style-name="P12">1.szint</text:p>
          </table:table-cell>
          <table:table-cell table:style-name="Táblázat4.A2" office:value-type="string">
            <text:p text:style-name="P12">Önuralom: 0</text:p>
          </table:table-cell>
          <table:table-cell table:style-name="Táblázat4.C2" office:value-type="string">
            <text:p text:style-name="P11">1-4.szintig csak elméleti ismeret.</text:p>
          </table:table-cell>
        </table:table-row>
        <table:table-row>
          <table:table-cell table:style-name="Táblázat4.A2" office:value-type="string">
            <text:p text:style-name="P12">4.szint</text:p>
          </table:table-cell>
          <table:table-cell table:style-name="Táblázat4.B3" office:value-type="string">
            <text:p text:style-name="P13">???</text:p>
          </table:table-cell>
          <table:table-cell table:style-name="Táblázat4.C2" office:value-type="string">
            <text:p text:style-name="P9">Már varázsolhat Elemi mágia mozaikokból a tanuló.</text:p>
          </table:table-cell>
        </table:table-row>
        <table:table-row>
          <table:table-cell table:style-name="Táblázat4.A2" office:value-type="string">
            <text:p text:style-name="P12">6.szint</text:p>
          </table:table-cell>
          <table:table-cell table:style-name="Táblázat4.B3" office:value-type="string">
            <text:p text:style-name="P13">???</text:p>
          </table:table-cell>
          <table:table-cell table:style-name="Táblázat4.C2" office:value-type="string">
            <text:p text:style-name="P11">A varázsló már idézhet elementált.</text:p>
          </table:table-cell>
        </table:table-row>
        <table:table-row>
          <table:table-cell table:style-name="Táblázat4.A2" office:value-type="string">
            <text:p text:style-name="P12">9.szint</text:p>
          </table:table-cell>
          <table:table-cell table:style-name="Táblázat4.B3" office:value-type="string">
            <text:p text:style-name="P13">???</text:p>
          </table:table-cell>
          <table:table-cell table:style-name="Táblázat4.C2" office:value-type="string">
            <text:p text:style-name="P11">A varázsló képes kommunikálni egy választott sík lényeivel.*</text:p>
            <text:p text:style-name="P19"><text:span text:style-name="T3">→</text:span> Külön fortély felvehető: „Elemi sík nyelve” (plusz választott nyelv)</text:p>
          </table:table-cell>
        </table:table-row>
        <table:table-row>
          <table:table-cell table:style-name="Táblázat4.A2" office:value-type="string">
            <text:p text:style-name="P12">12.szint</text:p>
          </table:table-cell>
          <table:table-cell table:style-name="Táblázat4.B3" office:value-type="string">
            <text:p text:style-name="P13">???</text:p>
          </table:table-cell>
          <table:table-cell table:style-name="Táblázat4.C2" office:value-type="string">
            <text:p text:style-name="P14">A varázsló megpróbálhat síkurat idézni</text:p>
          </table:table-cell>
        </table:table-row>
        <table:table-row>
          <table:table-cell table:style-name="Táblázat4.A2" office:value-type="string">
            <text:p text:style-name="P12">15.szint</text:p>
          </table:table-cell>
          <table:table-cell table:style-name="Táblázat4.B3" office:value-type="string">
            <text:p text:style-name="P13">???</text:p>
          </table:table-cell>
          <table:table-cell table:style-name="Táblázat4.C7" office:value-type="string">
            <text:p text:style-name="P13">???</text:p>
          </table:table-cell>
        </table:table-row>
      </table:table>
      <text:p text:style-name="P32"/>
      <text:p text:style-name="P1"/>
      <text:h text:style-name="Heading_20_4" text:outline-level="4">Őselem idézése</text:h>
      <text:p text:style-name="P1">Mana: 6/E <text:s/><text:span text:style-name="T4">(ha limitáljuk majd a max elvarázsolható manát, akkor ezt is csökkenjük kb a 2/3-ára)</text:span></text:p>
      <text:p text:style-name="P1">Nehézség: 6</text:p>
      <text:p text:style-name="P1">Időtartam: 1 kör <text:span text:style-name="T4">(kérdéses még, hogy az időtartam kitolás hogy menjen)</text:span></text:p>
      <text:p text:style-name="P1"/>
      <table:table table:name="Táblázat5" table:style-name="Táblázat5">
        <table:table-column table:style-name="Táblázat5.A"/>
        <table:table-column table:style-name="Táblázat5.B"/>
        <table:table-column table:style-name="Táblázat5.C"/>
        <table:table-column table:style-name="Táblázat5.D"/>
        <table:table-column table:style-name="Táblázat5.E"/>
        <table:table-column table:style-name="Táblázat5.F"/>
        <table:table-row>
          <table:table-cell table:style-name="Táblázat5.A1" office:value-type="string">
            <text:p text:style-name="P9">Formák</text:p>
          </table:table-cell>
          <table:table-cell table:style-name="Táblázat5.B1" office:value-type="string">
            <text:p text:style-name="P10">+Nehézség</text:p>
          </table:table-cell>
          <table:table-cell table:style-name="Táblázat5.C1" office:value-type="string">
            <text:p text:style-name="P11"/>
          </table:table-cell>
          <table:table-cell table:style-name="Táblázat5.A1" office:value-type="string">
            <text:p text:style-name="P9">Irányítás<text:span text:style-name="T4"> <text:line-break/></text:span><text:span text:style-name="T5">(ahol a forma szerint értelmezhető)</text:span></text:p>
          </table:table-cell>
          <table:table-cell table:style-name="Táblázat5.A1" office:value-type="string">
            <text:p text:style-name="P10">+Nehézség</text:p>
          </table:table-cell>
          <table:table-cell table:style-name="Táblázat5.B1" office:value-type="string">
            <text:p text:style-name="P10">Támadó érték</text:p>
            <text:p text:style-name="P20">(alap VÉ számít)</text:p>
          </table:table-cell>
        </table:table-row>
        <table:table-row>
          <table:table-cell table:style-name="Táblázat5.A2" office:value-type="string">
            <text:p text:style-name="P11">Alapvető formák</text:p>
            <text:p text:style-name="P19">(gömb, nyíl, kitörés, szőnyeg, fal)</text:p>
          </table:table-cell>
          <table:table-cell table:style-name="Táblázat5.B2" office:value-type="string">
            <text:p text:style-name="P12">+0</text:p>
          </table:table-cell>
          <table:table-cell table:style-name="Táblázat5.C1" office:value-type="string">
            <text:p text:style-name="P11"/>
          </table:table-cell>
          <table:table-cell table:style-name="Táblázat5.A2" office:value-type="string">
            <text:p text:style-name="P11">Lassú mozgatás</text:p>
          </table:table-cell>
          <table:table-cell table:style-name="Táblázat5.A2" office:value-type="string">
            <text:p text:style-name="P12">+1</text:p>
          </table:table-cell>
          <table:table-cell table:style-name="Táblázat5.B2" office:value-type="string">
            <text:p text:style-name="P12">TÉ=50</text:p>
          </table:table-cell>
        </table:table-row>
        <table:table-row>
          <table:table-cell table:style-name="Táblázat5.A2" office:value-type="string">
            <text:p text:style-name="P11">Haladó formák</text:p>
            <text:p text:style-name="P19">(aura, sátor, zápor, csóva, kard)</text:p>
          </table:table-cell>
          <table:table-cell table:style-name="Táblázat5.B2" office:value-type="string">
            <text:p text:style-name="P12">+3</text:p>
          </table:table-cell>
          <table:table-cell table:style-name="Táblázat5.C1" office:value-type="string">
            <text:p text:style-name="P11"/>
          </table:table-cell>
          <table:table-cell table:style-name="Táblázat5.A2" office:value-type="string">
            <text:p text:style-name="P11">Gyors mozgatás</text:p>
          </table:table-cell>
          <table:table-cell table:style-name="Táblázat5.A2" office:value-type="string">
            <text:p text:style-name="P12">+3</text:p>
          </table:table-cell>
          <table:table-cell table:style-name="Táblázat5.B2" office:value-type="string">
            <text:p text:style-name="P12">TÉ=100</text:p>
          </table:table-cell>
        </table:table-row>
        <table:table-row>
          <table:table-cell table:style-name="Táblázat5.A2" office:value-type="string">
            <text:p text:style-name="P11">Szabad formák</text:p>
          </table:table-cell>
          <table:table-cell table:style-name="Táblázat5.B2" office:value-type="string">
            <text:p text:style-name="P12">+6<text:line-break/><text:span text:style-name="T6">(lehet h túl szigorú?)</text:span></text:p>
          </table:table-cell>
          <table:table-cell table:style-name="Táblázat5.C1" office:value-type="string">
            <text:p text:style-name="P11"/>
          </table:table-cell>
          <table:table-cell table:style-name="Táblázat5.A2" office:value-type="string">
            <text:p text:style-name="P11">Villámgyors mozgatás</text:p>
          </table:table-cell>
          <table:table-cell table:style-name="Táblázat5.A2" office:value-type="string">
            <text:p text:style-name="P12">+8</text:p>
          </table:table-cell>
          <table:table-cell table:style-name="Táblázat5.B2" office:value-type="string">
            <text:p text:style-name="P12">TÉ=150</text:p>
          </table:table-cell>
        </table:table-row>
        <table:table-row>
          <table:table-cell table:style-name="Táblázat5.A2" office:value-type="string">
            <text:p text:style-name="P11">Forma szétválasztása több részre</text:p>
          </table:table-cell>
          <table:table-cell table:style-name="Táblázat5.B2" office:value-type="string">
            <text:p text:style-name="P12">+3/rész</text:p>
          </table:table-cell>
          <table:table-cell table:style-name="Táblázat5.C1" office:value-type="string">
            <text:p text:style-name="P11"/>
          </table:table-cell>
          <table:table-cell table:style-name="Táblázat5.C1" office:value-type="string">
            <text:p text:style-name="P21">Esetleg lehetne átmenetesebb... de az exponenciális jelleget meg kéne őrizni</text:p>
          </table:table-cell>
          <table:table-cell table:style-name="Táblázat5.C1" office:value-type="string">
            <text:p text:style-name="P16">Összpontosítás próba nehézsége is nő</text:p>
          </table:table-cell>
          <table:table-cell table:style-name="Táblázat5.C1" office:value-type="string">
            <text:p text:style-name="P12"/>
          </table:table-cell>
        </table:table-row>
      </table:table>
      <text:p text:style-name="P1"/>
      <text:p text:style-name="P1"><text:soft-page-break/><text:span text:style-name="T7">Sebződés</text:span>: <text:span text:style-name="T8">ez is kérdéses még, nem könnyű eldönteni, hogy random is legyen, de közben meg sok se legyen. A</text:span>z alap sebzés a sebző elemmel való 2 szegmenses érintkezést jelenti kivéve a nyíl és a kitörés formát, ahol a sebzés egyben, azonnal történik. Ha a 2 szegmensnél tovább tartózkodik valaki az elemmel érintkezésben, akkor a többszörös idő többszörös sebzést okoz. 1 kör például már 5x-ös sebzést! Viszont nem fog senki egy tűzgolyóban álldogálni valószínűleg.</text:p>
      <text:p text:style-name="P1"/>
      <text:p text:style-name="P2">Példavarázslatok</text:p>
      <text:p text:style-name="P28">Gyors tűzgolyó</text:p>
      <text:list text:style-name="L9">
        <text:list-item>
          <text:p text:style-name="P76">E: <text:span text:style-name="T9">befektetett manától függ</text:span></text:p>
        </text:list-item>
        <text:list-item>
          <text:p text:style-name="P76">Nehézség: 6 + 0 (gömb) + 3 (gyors) = 9</text:p>
        </text:list-item>
        <text:list-item>
          <text:p text:style-name="P76">TÉ=100</text:p>
        </text:list-item>
      </text:list>
      <text:p text:style-name="P1"/>
      <text:p text:style-name="P3">Veszedelmes 2 fejű tűzsárkány</text:p>
      <text:list text:style-name="L9">
        <text:list-item text:start-value="1">
          <text:p text:style-name="P76">E: <text:span text:style-name="T9">befektetett manától függ</text:span></text:p>
        </text:list-item>
        <text:list-item>
          <text:p text:style-name="P76">Nehézség: 6 + 6 (szabad forma) + 3 (két fej = 2 rész) + 3 (gyors) = 18</text:p>
        </text:list-item>
        <text:list-item>
          <text:p text:style-name="P78">+1 fej még +3-al emelné a nehézséget</text:p>
        </text:list-item>
        <text:list-item>
          <text:p text:style-name="P78">A sárkány irányításához Összpontosítás próba is dobatható (KM határozza meg a célszámot)</text:p>
        </text:list-item>
        <text:list-item>
          <text:p text:style-name="P79">TÉ=100</text:p>
        </text:list-item>
      </text:list>
      <text:p text:style-name="P5"/>
      <text:p text:style-name="P28">Lecsapó tűzkígyó</text:p>
      <text:list text:style-name="L9">
        <text:list-item text:start-value="1">
          <text:p text:style-name="P76">E: befektetett manától függ</text:p>
        </text:list-item>
        <text:list-item>
          <text:p text:style-name="P79">Nehézség: 6 + 6 (szabad forma) + 8 (villámgyors) = 20</text:p>
        </text:list-item>
        <text:list-item>
          <text:p text:style-name="P79">TÉ=150</text:p>
        </text:list-item>
      </text:list>
      <text:p text:style-name="P5"/>
      <text:p text:style-name="P5"/>
      <text:h text:style-name="Heading_20_4" text:outline-level="4">Elementál idézése</text:h>
      <text:p text:style-name="P1">Mana: <text:span text:style-name="T11">lénytől függ, lásd a táblázatot</text:span></text:p>
      <text:p text:style-name="P1">Nehézség: <text:span text:style-name="T11">lénytől függ, lásd a táblázatot</text:span></text:p>
      <text:p text:style-name="P1">Időtartam: <text:span text:style-name="T13">???</text:span></text:p>
      <text:p text:style-name="P1"/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column table:style-name="Táblázat6.D"/>
        <table:table-column table:style-name="Táblázat6.E"/>
        <table:table-column table:style-name="Táblázat6.F"/>
        <table:table-column table:style-name="Táblázat6.G"/>
        <text:soft-page-break/>
        <table:table-row>
          <table:table-cell table:style-name="Táblázat6.A1" office:value-type="string">
            <text:p text:style-name="P10">Elementál</text:p>
          </table:table-cell>
          <table:table-cell table:style-name="Táblázat6.A1" office:value-type="string">
            <text:p text:style-name="P10">Mana</text:p>
          </table:table-cell>
          <table:table-cell table:style-name="Táblázat6.C1" office:value-type="string">
            <text:p text:style-name="P10">Nehézség</text:p>
          </table:table-cell>
          <table:table-cell table:style-name="Táblázat6.D1" office:value-type="string">
            <text:p text:style-name="P17"/>
          </table:table-cell>
          <table:table-cell table:style-name="Táblázat6.A1" office:value-type="string">
            <text:p text:style-name="P10">Körülmény</text:p>
          </table:table-cell>
          <table:table-cell table:style-name="Táblázat6.F1" office:value-type="string">
            <text:p text:style-name="P10">+Nehézség</text:p>
          </table:table-cell>
          <table:table-cell table:style-name="Táblázat6.D1" office:value-type="string">
            <text:p text:style-name="P17"/>
          </table:table-cell>
        </table:table-row>
        <table:table-row>
          <table:table-cell table:style-name="Táblázat6.A2" office:value-type="string">
            <text:p text:style-name="P11">Szolga</text:p>
          </table:table-cell>
          <table:table-cell table:style-name="Táblázat6.A2" office:value-type="string">
            <text:p text:style-name="P12">10</text:p>
          </table:table-cell>
          <table:table-cell table:style-name="Táblázat6.C2" office:value-type="string">
            <text:p text:style-name="P15">10</text:p>
          </table:table-cell>
          <table:table-cell table:style-name="Táblázat6.D1" office:value-type="string">
            <text:p text:style-name="P12"/>
          </table:table-cell>
          <table:table-cell table:style-name="Táblázat6.A2" office:value-type="string">
            <text:p text:style-name="P12"/>
          </table:table-cell>
          <table:table-cell table:style-name="Táblázat6.F2" office:value-type="string">
            <text:p text:style-name="P12"/>
          </table:table-cell>
          <table:table-cell table:style-name="Táblázat6.D1" office:value-type="string">
            <text:p text:style-name="P12"/>
          </table:table-cell>
        </table:table-row>
        <table:table-row>
          <table:table-cell table:style-name="Táblázat6.A2" office:value-type="string">
            <text:p text:style-name="P11">Harcos</text:p>
          </table:table-cell>
          <table:table-cell table:style-name="Táblázat6.A2" office:value-type="string">
            <text:p text:style-name="P12">40</text:p>
          </table:table-cell>
          <table:table-cell table:style-name="Táblázat6.C2" office:value-type="string">
            <text:p text:style-name="P15">14</text:p>
          </table:table-cell>
          <table:table-cell table:style-name="Táblázat6.D1" office:value-type="string">
            <text:p text:style-name="P12"/>
          </table:table-cell>
          <table:table-cell table:style-name="Táblázat6.A2" office:value-type="string">
            <text:p text:style-name="P12"/>
          </table:table-cell>
          <table:table-cell table:style-name="Táblázat6.F2" office:value-type="string">
            <text:p text:style-name="P12"/>
          </table:table-cell>
          <table:table-cell table:style-name="Táblázat6.D1" office:value-type="string">
            <text:p text:style-name="P12"/>
          </table:table-cell>
        </table:table-row>
        <table:table-row>
          <table:table-cell table:style-name="Táblázat6.A2" office:value-type="string">
            <text:p text:style-name="P11">Fejedelem</text:p>
          </table:table-cell>
          <table:table-cell table:style-name="Táblázat6.A2" office:value-type="string">
            <text:p text:style-name="P12">70</text:p>
          </table:table-cell>
          <table:table-cell table:style-name="Táblázat6.C2" office:value-type="string">
            <text:p text:style-name="P15">17</text:p>
          </table:table-cell>
          <table:table-cell table:style-name="Táblázat6.D1" office:value-type="string">
            <text:p text:style-name="P12"/>
          </table:table-cell>
          <table:table-cell table:style-name="Táblázat6.A2" office:value-type="string">
            <text:p text:style-name="P12"/>
          </table:table-cell>
          <table:table-cell table:style-name="Táblázat6.F2" office:value-type="string">
            <text:p text:style-name="P12"/>
          </table:table-cell>
          <table:table-cell table:style-name="Táblázat6.D1" office:value-type="string">
            <text:p text:style-name="P12"/>
          </table:table-cell>
        </table:table-row>
        <table:table-row>
          <table:table-cell table:style-name="Táblázat6.A2" office:value-type="string">
            <text:p text:style-name="P11">Síkúr</text:p>
          </table:table-cell>
          <table:table-cell table:style-name="Táblázat6.A2" office:value-type="string">
            <text:p text:style-name="P12">100</text:p>
          </table:table-cell>
          <table:table-cell table:style-name="Táblázat6.C2" office:value-type="string">
            <text:p text:style-name="P15">20</text:p>
          </table:table-cell>
          <table:table-cell table:style-name="Táblázat6.D5" office:value-type="string">
            <text:p text:style-name="P22"/>
          </table:table-cell>
          <table:table-cell table:style-name="Táblázat6.E5" office:value-type="string">
            <text:p text:style-name="P12"/>
          </table:table-cell>
          <table:table-cell table:style-name="Táblázat6.C2" office:value-type="string">
            <text:p text:style-name="P12"/>
          </table:table-cell>
          <table:table-cell table:style-name="Táblázat6.D5" office:value-type="string">
            <text:p text:style-name="P12"/>
          </table:table-cell>
        </table:table-row>
      </table:table>
      <text:p text:style-name="P1"/>
      <text:p text:style-name="P6">A megidézett elementálokra mentálisan, vagy asztrálisan hatni a következő követelményekkel lehet:</text:p>
      <text:list text:style-name="L10">
        <text:list-item>
          <text:p text:style-name="P80">Elemi mágia – 9.szint</text:p>
        </text:list-item>
        <text:list-item>
          <text:p text:style-name="P80">Mentál/Asztrálmágia – 9.szint</text:p>
        </text:list-item>
      </text:list>
      <text:p text:style-name="P5"/>
      <text:p text:style-name="P5"/>
      <text:h text:style-name="Heading_20_4" text:outline-level="4">Elementál űzése</text:h>
      <text:p text:style-name="P1">Mana:<text:span text:style-name="T12"> </text:span><text:span text:style-name="T11">lénytől függ</text:span></text:p>
      <text:p text:style-name="P1">Nehézség:<text:span text:style-name="T12"> </text:span><text:span text:style-name="T11">lénytől függ</text:span></text:p>
      <text:p text:style-name="P1">Időtartam: <text:span text:style-name="T13">???</text:span></text:p>
      <text:p text:style-name="P1"/>
      <table:table table:name="Táblázat7" table:style-name="Táblázat7">
        <table:table-column table:style-name="Táblázat7.A"/>
        <table:table-column table:style-name="Táblázat7.B"/>
        <table:table-column table:style-name="Táblázat7.C"/>
        <table:table-column table:style-name="Táblázat7.D"/>
        <table:table-column table:style-name="Táblázat7.E"/>
        <table:table-column table:style-name="Táblázat7.F"/>
        <table:table-column table:style-name="Táblázat7.G"/>
        <table:table-row>
          <table:table-cell table:style-name="Táblázat7.A1" office:value-type="string">
            <text:p text:style-name="P10">Elementál</text:p>
          </table:table-cell>
          <table:table-cell table:style-name="Táblázat7.A1" office:value-type="string">
            <text:p text:style-name="P10">Mana</text:p>
          </table:table-cell>
          <table:table-cell table:style-name="Táblázat7.C1" office:value-type="string">
            <text:p text:style-name="P10">Nehézség</text:p>
          </table:table-cell>
          <table:table-cell table:style-name="Táblázat7.D1" office:value-type="string">
            <text:p text:style-name="P17"/>
          </table:table-cell>
          <table:table-cell table:style-name="Táblázat7.A1" office:value-type="string">
            <text:p text:style-name="P10">Körülmény</text:p>
          </table:table-cell>
          <table:table-cell table:style-name="Táblázat7.F1" office:value-type="string">
            <text:p text:style-name="P10">+Nehézség</text:p>
          </table:table-cell>
          <table:table-cell table:style-name="Táblázat7.D1" office:value-type="string">
            <text:p text:style-name="P17"/>
          </table:table-cell>
        </table:table-row>
        <table:table-row>
          <table:table-cell table:style-name="Táblázat7.A2" office:value-type="string">
            <text:p text:style-name="P11">Szolga</text:p>
          </table:table-cell>
          <table:table-cell table:style-name="Táblázat7.A2" office:value-type="string">
            <text:p text:style-name="P18">20</text:p>
          </table:table-cell>
          <table:table-cell table:style-name="Táblázat7.C2" office:value-type="string">
            <text:p text:style-name="P15">12</text:p>
          </table:table-cell>
          <table:table-cell table:style-name="Táblázat7.D1" office:value-type="string">
            <text:p text:style-name="P12"/>
          </table:table-cell>
          <table:table-cell table:style-name="Táblázat7.A2" office:value-type="string">
            <text:p text:style-name="P12">Elementál maradni akar</text:p>
          </table:table-cell>
          <table:table-cell table:style-name="Táblázat7.F2" office:value-type="string">
            <text:p text:style-name="P12">+3</text:p>
          </table:table-cell>
          <table:table-cell table:style-name="Táblázat7.D1" office:value-type="string">
            <text:p text:style-name="P12"/>
          </table:table-cell>
        </table:table-row>
        <table:table-row>
          <table:table-cell table:style-name="Táblázat7.A2" office:value-type="string">
            <text:p text:style-name="P11">Harcos</text:p>
          </table:table-cell>
          <table:table-cell table:style-name="Táblázat7.A2" office:value-type="string">
            <text:p text:style-name="P18">60</text:p>
          </table:table-cell>
          <table:table-cell table:style-name="Táblázat7.C2" office:value-type="string">
            <text:p text:style-name="P15">16</text:p>
          </table:table-cell>
          <table:table-cell table:style-name="Táblázat7.D1" office:value-type="string">
            <text:p text:style-name="P12"/>
          </table:table-cell>
          <table:table-cell table:style-name="Táblázat7.A2" office:value-type="string">
            <text:p text:style-name="P12">Elementál menni akar</text:p>
          </table:table-cell>
          <table:table-cell table:style-name="Táblázat7.F2" office:value-type="string">
            <text:p text:style-name="P12">+0</text:p>
          </table:table-cell>
          <table:table-cell table:style-name="Táblázat7.D1" office:value-type="string">
            <text:p text:style-name="P12"/>
          </table:table-cell>
        </table:table-row>
        <table:table-row>
          <table:table-cell table:style-name="Táblázat7.A2" office:value-type="string">
            <text:p text:style-name="P11">Fejedelem</text:p>
          </table:table-cell>
          <table:table-cell table:style-name="Táblázat7.A2" office:value-type="string">
            <text:p text:style-name="P18">90</text:p>
          </table:table-cell>
          <table:table-cell table:style-name="Táblázat7.C2" office:value-type="string">
            <text:p text:style-name="P15">19</text:p>
          </table:table-cell>
          <table:table-cell table:style-name="Táblázat7.D1" office:value-type="string">
            <text:p text:style-name="P12"/>
          </table:table-cell>
          <table:table-cell table:style-name="Táblázat7.A2" office:value-type="string">
            <text:p text:style-name="P12"/>
          </table:table-cell>
          <table:table-cell table:style-name="Táblázat7.F2" office:value-type="string">
            <text:p text:style-name="P12"/>
          </table:table-cell>
          <table:table-cell table:style-name="Táblázat7.D1" office:value-type="string">
            <text:p text:style-name="P12"/>
          </table:table-cell>
        </table:table-row>
        <table:table-row>
          <table:table-cell table:style-name="Táblázat7.A2" office:value-type="string">
            <text:p text:style-name="P11">Síkúr</text:p>
          </table:table-cell>
          <table:table-cell table:style-name="Táblázat7.A2" office:value-type="string">
            <text:p text:style-name="P18">120</text:p>
          </table:table-cell>
          <table:table-cell table:style-name="Táblázat7.C2" office:value-type="string">
            <text:p text:style-name="P15">22</text:p>
          </table:table-cell>
          <table:table-cell table:style-name="Táblázat7.D5" office:value-type="string">
            <text:p text:style-name="P22"/>
          </table:table-cell>
          <table:table-cell table:style-name="Táblázat7.E5" office:value-type="string">
            <text:p text:style-name="P12"/>
          </table:table-cell>
          <table:table-cell table:style-name="Táblázat7.C2" office:value-type="string">
            <text:p text:style-name="P12"/>
          </table:table-cell>
          <table:table-cell table:style-name="Táblázat7.D5" office:value-type="string">
            <text:p text:style-name="P12"/>
          </table:table-cell>
        </table:table-row>
      </table:table>
      <text:p text:style-name="P6"/>
      <text:p text:style-name="P4"/>
      <text:h text:style-name="Heading_20_4" text:outline-level="4">Őselem megkötése anyagban</text:h>
      <text:p text:style-name="P33">TODO</text:p>
      <text:p text:style-name="P7">Magas szinten ennél jönne elő pl. a tűzalak, vízalak, földalak, légies alak</text:p>
      <text:p text:style-name="P7">(ez azért jó, mert pl. a Vulgármágiában van sima tűzalak, ami könnyebb is, de célvarázslat, míg itt sokkal szabadabb a varázsló, de nagyobb a varázslat költsége.)</text:p>
      <text:p text:style-name="P7"/>
      <text:h text:style-name="P23" text:outline-level="3">Természetes anyagok mágiája</text:h>
      <text:p text:style-name="P37">TODO</text:p>
      <text:list text:style-name="L11">
        <text:list-item>
          <text:p text:style-name="P52">Átváltozás</text:p>
        </text:list-item>
      </text:list>
      <text:p text:style-name="Text_20_body"/>
      <text:h text:style-name="P23" text:outline-level="3">Asztrálmágia</text:h>
      <text:p text:style-name="P29">Az „Akaratátvitel” mozaik asztrálmágia legyen, ne mentál?</text:p>
      <text:list text:style-name="L12">
        <text:list-item>
          <text:p text:style-name="P53">Követelmények: </text:p>
        </text:list-item>
      </text:list>
      <text:list text:style-name="L13">
        <text:list-item>
          <text:p text:style-name="P64">Emberismeret követelmény: mondjuk 3-al alacsonyabb szinten kell, hogy meglegyen, mint a mágiaiskola</text:p>
        </text:list-item>
        <text:list-item>
          <text:p text:style-name="P64">Stabilitás Tulajdonság egyre magasabb fokai</text:p>
        </text:list-item>
      </text:list>
      <text:h text:style-name="Heading_20_4" text:outline-level="4">Asztrális mozaikok</text:h>
      <text:list text:style-name="L14">
        <text:list-item>
          <text:p text:style-name="P57">Hangulat: Nem érzelmet ébreszt valami iránt, hanem egy hangulatot idéz elő, természetesen változtatható erősséggel. Ha az célpont ellentétes hangulatban van, akkor nehezebb.</text:p>
        </text:list-item>
        <text:list-item>
          <text:p text:style-name="P65">Ehhez lehetne követelmény valamilyen alacsonyabb szintű művészet</text:p>
        </text:list-item>
        <text:list-item>
          <text:p text:style-name="P57">Itt is alkalmazhatjuk a Codex asztrálmágia körét.</text:p>
        </text:list-item>
      </text:list>
      <text:p text:style-name="P7"/>
      <text:p text:style-name="Text_20_body"/>
      <text:h text:style-name="P23" text:outline-level="3">Mentálmágia</text:h>
      <text:list text:style-name="L13">
        <text:list-item text:start-value="1">
          <text:p text:style-name="P58">Ha emlék olvasás folyik, vagy valamilyen mentál operáció, akkor az érintett emlékek a homlokterébe kerülhetnek az áldozatnak. Hogy mennyire az a Mentálmágia képzettségpróbától függ. Pontosabban, hogy mennyivel haladja meg a célszámot. Ha rontés történt, akkor erre még nagyobb az esély (majdnem tuti).</text:p>
        </text:list-item>
        <text:list-item>
          <text:p text:style-name="P66">Meghatározni, hogy mekkora erre az esély a különböző próba eredményektől függően</text:p>
        </text:list-item>
        <text:list-item>
          <text:p text:style-name="P58">Állatokra asztrál- és mentálmágia követelmény</text:p>
        </text:list-item>
        <text:list-item>
          <text:p text:style-name="P64">Természetjárás? Idomítás?</text:p>
        </text:list-item>
      </text:list>
      <text:p text:style-name="P7"/>
      <text:p text:style-name="P7"/>
      <text:p text:style-name="Text_20_body"/>
      <text:h text:style-name="P23" text:outline-level="3">Demonológia</text:h>
      <text:list text:style-name="L15">
        <text:list-item>
          <text:p text:style-name="P77">Az idézésnél a gyertya elfújós dolog részben hülyeség, mert a gyertya tuti leég előbb utóbb. Kelljen hozzá egy Démon-szimpátia mozaik, ami idézéskor hozzákapcsolja a gyertyát a démonhoz. Viszont! Ezt fenn kelljen tartani. Vagy</text:p>
        </text:list-item>
        <text:list-item>
          <text:p text:style-name="P67">koncentrálni rá</text:p>
        </text:list-item>
      </text:list>
      <text:p text:style-name="P41">vagy</text:p>
      <text:list text:style-name="L15">
        <text:list-item text:start-value="1">
          <text:p text:style-name="P67">időtartammal nyújtani a mozaikot</text:p>
        </text:list-item>
      </text:list>
      <text:p text:style-name="P39">Ha lejár, akkor a kapcsolat megszakad, a gyertya kialvása nem okozza a démon halálát.</text:p>
      <text:p text:style-name="P7"/>
      <text:h text:style-name="P23" text:outline-level="3">Fénymágia</text:h>
      <text:p text:style-name="P30">Ez eddig hiányzott a varázsló eszköztárából. Több manájába kerüljön ugyanazt megcsinálni, mint a bárdmágiát alkalmazónak és a nehézsége is magasabb legyen. (vagy csak a nehézség legyen magasabb...?)</text:p>
      <text:p text:style-name="Text_20_body"/>
      <text:h text:style-name="P23" text:outline-level="3">Csendmágia</text:h>
      <text:p text:style-name="P37">TODO: Kidolgozni teljesen. </text:p>
      <text:list text:style-name="L16">
        <text:list-item>
          <text:p text:style-name="P72">Egy definiált zóna <text:span text:style-name="T7">határon</text:span> átmenő hangokat</text:p>
        </text:list-item>
      </text:list>
      <text:list text:style-name="L17">
        <text:list-item>
          <text:p text:style-name="P71">csak befelé / csak kifelé / mindkét irányba</text:p>
        </text:list-item>
      </text:list>
      <text:list text:style-name="L18">
        <text:list-item>
          <text:p text:style-name="P73">gyengíti</text:p>
        </text:list-item>
        <text:list-item>
          <text:p text:style-name="P73">kioltja</text:p>
        </text:list-item>
        <text:list-item>
          <text:p text:style-name="P73">visszhangoztatja</text:p>
        </text:list-item>
        <text:list-item>
          <text:p text:style-name="P73">eltéríti: más irányból érkezőnek tűnik</text:p>
        </text:list-item>
        <text:list-item>
          <text:p text:style-name="P73">megszűri hangtartomány szerint </text:p>
        </text:list-item>
        <text:list-item>
          <text:p text:style-name="P75">csak egy konkrét hangtartomány menjen át</text:p>
        </text:list-item>
        <text:list-item>
          <text:p text:style-name="P75">csak egy konkrét hangtartomány NE menjen át<text:line-break/>(pl. beszédhangok menjenek csak át)</text:p>
        </text:list-item>
      </text:list>
      <text:list text:style-name="L16" text:continue-numbering="true">
        <text:list-item>
          <text:p text:style-name="P59">Egy definiált zónán belül </text:p>
        </text:list-item>
      </text:list>
      <text:list text:style-name="L19">
        <text:list-item>
          <text:p text:style-name="P68">mindenhol</text:p>
        </text:list-item>
        <text:list-item>
          <text:p text:style-name="P74">gyengíti</text:p>
        </text:list-item>
        <text:list-item>
          <text:p text:style-name="P74">kioltja</text:p>
        </text:list-item>
        <text:list-item>
          <text:p text:style-name="P74">visszhangoztatja</text:p>
        </text:list-item>
      </text:list>
      <text:list text:style-name="L18">
        <text:list-item text:start-value="1">
          <text:p text:style-name="P73">megszűri hangtartomány szerint </text:p>
        </text:list-item>
        <text:list-item>
          <text:p text:style-name="P75">csak egy konkrét hangtartomány legyen hallható</text:p>
        </text:list-item>
        <text:list-item>
          <text:p text:style-name="P75">csak egy konkrét hangtartomány NE legyen hallható<text:line-break/>(pl. csak beszédhangok legyenek hallatóak)</text:p>
        </text:list-item>
        <text:list-item>
          <text:p text:style-name="P69">csak bizonyos területen??? (uez)</text:p>
        </text:list-item>
      </text:list>
      <text:list text:style-name="L19">
        <text:list-item text:start-value="1">
          <text:p text:style-name="P70">a távolság függvényében </text:p>
        </text:list-item>
        <text:list-item>
          <text:p text:style-name="P74">intenzívebben halkul a hang<text:line-break/>(tehát, ha a sima beszédet eddig 10m-ről közepesen jól lehetett hallani, akkor most már csak rosszul)</text:p>
        </text:list-item>
      </text:list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Berylium" svg:font-family="Berylium"/>
    <style:font-face style:name="FreeSerif" svg:font-family="FreeSerif"/>
    <style:font-face style:name="Nimbus Roman No9 L" svg:font-family="'Nimbus Roman No9 L'"/>
    <style:font-face style:name="StarSymbol1" svg:font-family="StarSymbol"/>
    <style:font-face style:name="Tahoma1" svg:font-family="Tahoma"/>
    <style:font-face style:name="Berylium1" svg:font-family="Berylium" style:font-adornments="Félkövér dőlt" style:font-pitch="variable"/>
    <style:font-face style:name="FreeSerif2" svg:font-family="FreeSerif" style:font-adornments="Félkövér dőlt" style:font-pitch="variable"/>
    <style:font-face style:name="FreeSerif3" svg:font-family="FreeSerif" style:font-family-generic="roman" style:font-pitch="variable"/>
    <style:font-face style:name="FreeSerif1" svg:font-family="FreeSerif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erylium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FreeSerif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72cm" fo:margin-bottom="0.51cm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0.42cm" fo:margin-bottom="0.31cm" style:page-number="auto" fo:break-before="auto" fo:break-after="auto" fo:background-color="transparent" style:shadow="#c0c0c0 -0.049cm 0.049cm">
        <style:tab-stops/>
        <style:background-image/>
      </style:paragraph-properties>
      <style:text-properties style:font-name="FreeSerif1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22cm" fo:margin-bottom="0.21cm" fo:text-indent="0cm" style:auto-text-indent="false" fo:background-color="transparent" style:shadow="#c0c0c0 0.049cm 0.049cm" text:number-lines="false" text:line-number="0">
        <style:tab-stops/>
        <style:background-image/>
      </style:paragraph-properties>
      <style:text-properties style:font-name="FreeSerif2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editing-cycles>1</meta:editing-cycles>
    <meta:editing-duration>PT0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4" meta:image-count="0" meta:object-count="0" meta:page-count="14" meta:paragraph-count="252" meta:word-count="1580" meta:character-count="11161"/>
  </office:meta>
</office:document-meta>
</file>